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42383333333333cm"/>
    </style:style>
    <style:style style:name="co2" style:family="table-column">
      <style:table-column-properties fo:break-before="auto" style:column-width="4.3815cm"/>
    </style:style>
    <style:style style:name="co3" style:family="table-column">
      <style:table-column-properties fo:break-before="auto" style:column-width="4.40266666666667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is-true-formula(NOT(ISERROR(SEARCH(&quot;estudio&quot;;[.A1]))))" style:apply-style-name="cf7" style:base-cell-address="Hoja1.A1"/>
    </style:style>
    <style:style style:name="ce4" style:family="table-cell" style:parent-style-name="Default" style:data-style-name="N25">
      <style:table-cell-properties style:vertical-align="middle" style:repeat-content="false"/>
      <style:paragraph-properties fo:text-align="center"/>
      <style:map style:condition="of:is-true-formula(NOT(ISERROR(SEARCH(&quot;estudio&quot;;[.A1]))))" style:apply-style-name="cf7" style:base-cell-address="Hoja1.A1"/>
    </style:style>
    <style:style style:name="ce5" style:family="table-cell">
      <style:map style:condition="of:is-true-formula(NOT(ISERROR(SEARCH(&quot;estudio&quot;;[.A1]))))" style:apply-style-name="cf7" style:base-cell-address="Hoja1.A1"/>
      <style:map style:condition="of:is-true-formula(NOT(ISERROR(SEARCH(&quot;Informática&quot;;[.B2]))))" style:apply-style-name="cf6" style:base-cell-address="Hoja1.B2"/>
      <style:map style:condition="of:is-true-formula(NOT(ISERROR(SEARCH(&quot;Alemán&quot;;[.B2]))))" style:apply-style-name="cf5" style:base-cell-address="Hoja1.B2"/>
      <style:map style:condition="of:is-true-formula(NOT(ISERROR(SEARCH(&quot;Ingles&quot;;[.B2]))))" style:apply-style-name="cf5" style:base-cell-address="Hoja1.B2"/>
      <style:map style:condition="of:is-true-formula(NOT(ISERROR(SEARCH(&quot;Algebra&quot;;[.B2]))))" style:apply-style-name="cf4" style:base-cell-address="Hoja1.B2"/>
      <style:map style:condition="of:is-true-formula(NOT(ISERROR(SEARCH(&quot;Representacion&quot;;[.B2]))))" style:apply-style-name="cf3" style:base-cell-address="Hoja1.B2"/>
      <style:map style:condition="of:is-true-formula(NOT(ISERROR(SEARCH(&quot;Calculo&quot;;[.B2]))))" style:apply-style-name="cf2" style:base-cell-address="Hoja1.B2"/>
      <style:map style:condition="of:is-true-formula(NOT(ISERROR(SEARCH(&quot;Quimica&quot;;[.B2]))))" style:apply-style-name="cf1" style:base-cell-address="Hoja1.B2"/>
    </style:style>
    <style:style style:name="ce6" style:family="table-cell">
      <style:map style:condition="of:is-true-formula(NOT(ISERROR(SEARCH(&quot;Reparación&quot;;[.E4]))))" style:apply-style-name="cf8" style:base-cell-address="Hoja1.E4"/>
      <style:map style:condition="of:is-true-formula(NOT(ISERROR(SEARCH(&quot;estudio&quot;;[.A1]))))" style:apply-style-name="cf7" style:base-cell-address="Hoja1.A1"/>
      <style:map style:condition="of:is-true-formula(NOT(ISERROR(SEARCH(&quot;Informática&quot;;[.B2]))))" style:apply-style-name="cf6" style:base-cell-address="Hoja1.B2"/>
      <style:map style:condition="of:is-true-formula(NOT(ISERROR(SEARCH(&quot;Alemán&quot;;[.B2]))))" style:apply-style-name="cf5" style:base-cell-address="Hoja1.B2"/>
      <style:map style:condition="of:is-true-formula(NOT(ISERROR(SEARCH(&quot;Ingles&quot;;[.B2]))))" style:apply-style-name="cf5" style:base-cell-address="Hoja1.B2"/>
      <style:map style:condition="of:is-true-formula(NOT(ISERROR(SEARCH(&quot;Algebra&quot;;[.B2]))))" style:apply-style-name="cf4" style:base-cell-address="Hoja1.B2"/>
      <style:map style:condition="of:is-true-formula(NOT(ISERROR(SEARCH(&quot;Representacion&quot;;[.B2]))))" style:apply-style-name="cf3" style:base-cell-address="Hoja1.B2"/>
      <style:map style:condition="of:is-true-formula(NOT(ISERROR(SEARCH(&quot;Calculo&quot;;[.B2]))))" style:apply-style-name="cf2" style:base-cell-address="Hoja1.B2"/>
      <style:map style:condition="of:is-true-formula(NOT(ISERROR(SEARCH(&quot;Quimica&quot;;[.B2]))))" style:apply-style-name="cf1" style:base-cell-address="Hoja1.B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3">
            <text:p>Hora</text:p>
          </table:table-cell>
          <table:table-cell office:value-type="string" table:style-name="ce3">
            <text:p>Lunes</text:p>
          </table:table-cell>
          <table:table-cell office:value-type="string" table:style-name="ce3">
            <text:p>Martes</text:p>
          </table:table-cell>
          <table:table-cell office:value-type="string" table:style-name="ce3">
            <text:p>Miercoles</text:p>
          </table:table-cell>
          <table:table-cell office:value-type="string" table:style-name="ce3">
            <text:p>Jueves</text:p>
          </table:table-cell>
          <table:table-cell office:value-type="string" table:style-name="ce3">
            <text:p>Viernes</text:p>
          </table:table-cell>
          <table:table-cell office:value-type="string" table:style-name="ce3">
            <text:p>Sabado</text:p>
          </table:table-cell>
          <table:table-cell office:value-type="string" table:style-name="ce3">
            <text:p>Hora.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08:00--08:3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 table:style-name="ce4">
            <text:p>08:00--08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08:30--09:0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 table:style-name="ce4">
            <text:p>08:30--09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09:00--09:3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office:value-type="string" table:style-name="ce6">
            <text:p>Reparación</text:p>
          </table:table-cell>
          <table:table-cell table:style-name="ce5"/>
          <table:table-cell office:value-type="string" table:style-name="ce5">
            <text:p>Alemán</text:p>
          </table:table-cell>
          <table:table-cell office:value-type="string" table:style-name="ce4">
            <text:p>09:00--09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09:30--10:0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office:value-type="string" table:style-name="ce6">
            <text:p>Reparación</text:p>
          </table:table-cell>
          <table:table-cell table:style-name="ce5"/>
          <table:table-cell office:value-type="string" table:style-name="ce5">
            <text:p>Alemán</text:p>
          </table:table-cell>
          <table:table-cell office:value-type="string" table:style-name="ce4">
            <text:p>09:30--1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:00--10:3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office:value-type="string" table:style-name="ce6">
            <text:p>Reparación</text:p>
          </table:table-cell>
          <table:table-cell table:style-name="ce5"/>
          <table:table-cell office:value-type="string" table:style-name="ce5">
            <text:p>Alemán</text:p>
          </table:table-cell>
          <table:table-cell office:value-type="string" table:style-name="ce4">
            <text:p>10:00--10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:30--11:0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office:value-type="string" table:style-name="ce6">
            <text:p>Reparación</text:p>
          </table:table-cell>
          <table:table-cell table:style-name="ce5"/>
          <table:table-cell office:value-type="string" table:style-name="ce5">
            <text:p>Alemán</text:p>
          </table:table-cell>
          <table:table-cell office:value-type="string" table:style-name="ce4">
            <text:p>10:30--11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1:00--11:3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office:value-type="string" table:style-name="ce6">
            <text:p>Reparación</text:p>
          </table:table-cell>
          <table:table-cell table:style-name="ce5"/>
          <table:table-cell office:value-type="string" table:style-name="ce5">
            <text:p>Alemán</text:p>
          </table:table-cell>
          <table:table-cell office:value-type="string" table:style-name="ce4">
            <text:p>11:00--11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1:30--12:0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office:value-type="string" table:style-name="ce6">
            <text:p>Reparación</text:p>
          </table:table-cell>
          <table:table-cell table:style-name="ce5"/>
          <table:table-cell office:value-type="string" table:style-name="ce5">
            <text:p>Alemán</text:p>
          </table:table-cell>
          <table:table-cell office:value-type="string" table:style-name="ce4">
            <text:p>11:30--12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2:00--12:3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table:style-name="ce5"/>
          <table:table-cell table:style-name="ce5"/>
          <table:table-cell office:value-type="string" table:style-name="ce5">
            <text:p>Alemán</text:p>
          </table:table-cell>
          <table:table-cell office:value-type="string" table:style-name="ce4">
            <text:p>12:00--12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2:30--13:0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table:style-name="ce5"/>
          <table:table-cell table:style-name="ce5"/>
          <table:table-cell office:value-type="string" table:style-name="ce5">
            <text:p>Alemán</text:p>
          </table:table-cell>
          <table:table-cell office:value-type="string" table:style-name="ce4">
            <text:p>12:30--13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3:00--13:30</text:p>
          </table:table-cell>
          <table:table-cell table:style-name="ce5"/>
          <table:table-cell office:value-type="string" table:style-name="ce5">
            <text:p>Lab. Quimica</text:p>
          </table:table-cell>
          <table:table-cell table:style-name="ce5"/>
          <table:table-cell office:value-type="string" table:style-name="ce5">
            <text:p>Ingles</text:p>
          </table:table-cell>
          <table:table-cell table:style-name="ce5"/>
          <table:table-cell office:value-type="string" table:style-name="ce5">
            <text:p>Alemán</text:p>
          </table:table-cell>
          <table:table-cell office:value-type="string" table:style-name="ce4">
            <text:p>13:00--13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3:30--14:00</text:p>
          </table:table-cell>
          <table:table-cell table:style-name="ce5"/>
          <table:table-cell table:style-name="ce5"/>
          <table:table-cell table:style-name="ce5"/>
          <table:table-cell office:value-type="string" table:style-name="ce5">
            <text:p>Ingles</text:p>
          </table:table-cell>
          <table:table-cell table:style-name="ce5"/>
          <table:table-cell table:style-name="ce5"/>
          <table:table-cell office:value-type="string" table:style-name="ce4">
            <text:p>13:30--14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4:00-14:30</text:p>
          </table:table-cell>
          <table:table-cell table:style-name="ce5"/>
          <table:table-cell table:style-name="ce5"/>
          <table:table-cell table:style-name="ce5"/>
          <table:table-cell office:value-type="string" table:style-name="ce5">
            <text:p>Ingles</text:p>
          </table:table-cell>
          <table:table-cell table:style-name="ce5"/>
          <table:table-cell table:style-name="ce5"/>
          <table:table-cell office:value-type="string" table:style-name="ce4">
            <text:p>14:00-14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4:30--15:0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 table:style-name="ce4">
            <text:p>14:30--15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5:00--15:30</text:p>
          </table:table-cell>
          <table:table-cell table:style-name="ce5"/>
          <table:table-cell office:value-type="string" table:style-name="ce5">
            <text:p>Algebra y geometría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Quimica</text:p>
          </table:table-cell>
          <table:table-cell table:style-name="ce5"/>
          <table:table-cell office:value-type="string" table:style-name="ce4">
            <text:p>15:00--15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5:30--16:00</text:p>
          </table:table-cell>
          <table:table-cell table:style-name="ce5"/>
          <table:table-cell office:value-type="string" table:style-name="ce5">
            <text:p>Algebra y geometría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Quimica</text:p>
          </table:table-cell>
          <table:table-cell table:style-name="ce5"/>
          <table:table-cell office:value-type="string" table:style-name="ce4">
            <text:p>15:30--16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:00--16:30</text:p>
          </table:table-cell>
          <table:table-cell table:style-name="ce5"/>
          <table:table-cell office:value-type="string" table:style-name="ce5">
            <text:p>Algebra y geometría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Quimica</text:p>
          </table:table-cell>
          <table:table-cell table:style-name="ce5"/>
          <table:table-cell office:value-type="string" table:style-name="ce4">
            <text:p>16:00--16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:30--17:00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Algebra y geometría</text:p>
          </table:table-cell>
          <table:table-cell office:value-type="string" table:style-name="ce5">
            <text:p>Calculo 1</text:p>
          </table:table-cell>
          <table:table-cell table:style-name="ce5"/>
          <table:table-cell office:value-type="string" table:style-name="ce5">
            <text:p>Quimica</text:p>
          </table:table-cell>
          <table:table-cell table:style-name="ce5"/>
          <table:table-cell office:value-type="string" table:style-name="ce4">
            <text:p>16:30--17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7:00--17:30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Algebra y geometría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Informática 1</text:p>
          </table:table-cell>
          <table:table-cell office:value-type="string" table:style-name="ce5">
            <text:p>Quimica</text:p>
          </table:table-cell>
          <table:table-cell table:style-name="ce5"/>
          <table:table-cell office:value-type="string" table:style-name="ce4">
            <text:p>17:00--17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7:30--18:00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Algebra y geometría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Informática 1</text:p>
          </table:table-cell>
          <table:table-cell office:value-type="string" table:style-name="ce5">
            <text:p>Quimica</text:p>
          </table:table-cell>
          <table:table-cell table:style-name="ce5"/>
          <table:table-cell office:value-type="string" table:style-name="ce4">
            <text:p>17:30--18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8:00--18:30</text:p>
          </table:table-cell>
          <table:table-cell office:value-type="string" table:style-name="ce5">
            <text:p>Sis. de Representacion</text:p>
          </table:table-cell>
          <table:table-cell office:value-type="string" table:style-name="ce5">
            <text:p>Algebra y geometría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Informática 1</text:p>
          </table:table-cell>
          <table:table-cell office:value-type="string" table:style-name="ce5">
            <text:p>Técnicas de estudio</text:p>
          </table:table-cell>
          <table:table-cell table:style-name="ce5"/>
          <table:table-cell office:value-type="string" table:style-name="ce4">
            <text:p>18:00--18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8:30--19:00</text:p>
          </table:table-cell>
          <table:table-cell office:value-type="string" table:style-name="ce5">
            <text:p>Sis. de Representacion</text:p>
          </table:table-cell>
          <table:table-cell office:value-type="string" table:style-name="ce5">
            <text:p>Algebra y geometría</text:p>
          </table:table-cell>
          <table:table-cell office:value-type="string" table:style-name="ce5">
            <text:p>Calculo 1</text:p>
          </table:table-cell>
          <table:table-cell office:value-type="string" table:style-name="ce5">
            <text:p>Informática 1</text:p>
          </table:table-cell>
          <table:table-cell office:value-type="string" table:style-name="ce5">
            <text:p>Técnicas de estudio</text:p>
          </table:table-cell>
          <table:table-cell table:style-name="ce5"/>
          <table:table-cell office:value-type="string" table:style-name="ce4">
            <text:p>18:30--19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9:00--19:30</text:p>
          </table:table-cell>
          <table:table-cell office:value-type="string" table:style-name="ce5">
            <text:p>Sis. de Representacion</text:p>
          </table:table-cell>
          <table:table-cell table:style-name="ce5"/>
          <table:table-cell office:value-type="string" table:style-name="ce5">
            <text:p>Calculo 1</text:p>
          </table:table-cell>
          <table:table-cell office:value-type="string" table:style-name="ce5">
            <text:p>Informática 1</text:p>
          </table:table-cell>
          <table:table-cell office:value-type="string" table:style-name="ce5">
            <text:p>Técnicas de estudio</text:p>
          </table:table-cell>
          <table:table-cell table:style-name="ce5"/>
          <table:table-cell office:value-type="string" table:style-name="ce4">
            <text:p>19:00--19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9:30--20:00</text:p>
          </table:table-cell>
          <table:table-cell office:value-type="string" table:style-name="ce5">
            <text:p>Sis. de Representacion</text:p>
          </table:table-cell>
          <table:table-cell table:style-name="ce5"/>
          <table:table-cell table:style-name="ce5"/>
          <table:table-cell office:value-type="string" table:style-name="ce5">
            <text:p>Informática 1</text:p>
          </table:table-cell>
          <table:table-cell table:style-name="ce5"/>
          <table:table-cell table:style-name="ce5"/>
          <table:table-cell office:value-type="string" table:style-name="ce4">
            <text:p>19:30--2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0:00--20:30</text:p>
          </table:table-cell>
          <table:table-cell office:value-type="string" table:style-name="ce5">
            <text:p>Sis. de Representacion</text:p>
          </table:table-cell>
          <table:table-cell table:style-name="ce5"/>
          <table:table-cell table:style-name="ce5"/>
          <table:table-cell office:value-type="string" table:style-name="ce5">
            <text:p>Informática 1</text:p>
          </table:table-cell>
          <table:table-cell table:style-name="ce5"/>
          <table:table-cell table:style-name="ce5"/>
          <table:table-cell office:value-type="string" table:style-name="ce4">
            <text:p>20:00--20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0:30--21:00</text:p>
          </table:table-cell>
          <table:table-cell office:value-type="string" table:style-name="ce5">
            <text:p>Sis. de Representacion</text:p>
          </table:table-cell>
          <table:table-cell table:style-name="ce5"/>
          <table:table-cell table:style-name="ce5"/>
          <table:table-cell office:value-type="string" table:style-name="ce5">
            <text:p>Informática 1</text:p>
          </table:table-cell>
          <table:table-cell table:style-name="ce5"/>
          <table:table-cell table:style-name="ce5"/>
          <table:table-cell office:value-type="string" table:style-name="ce4">
            <text:p>20:30--21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1:00--21:3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 table:style-name="ce4">
            <text:p>21:00--21:3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1:30-22:0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 table:style-name="ce4">
            <text:p>21:30-22:00</text:p>
          </table:table-cell>
          <table:table-cell table:number-columns-repeated="16376"/>
        </table:table-row>
        <table:table-row table:number-rows-repeated="1048547" table:style-name="ro1">
          <table:table-cell table:number-columns-repeated="16384"/>
        </table:table-row>
      </table:table>
      <table:database-ranges>
        <table:database-range table:target-range-address="Hoja1.A1:Hoja1.H29" table:name="Tab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FFAB"/>
    </style:style>
    <style:style style:name="cf2" style:family="table-cell">
      <style:table-cell-properties fo:background-color="#FFC000"/>
    </style:style>
    <style:style style:name="cf3" style:family="table-cell">
      <style:table-cell-properties fo:background-color="#00B0F0"/>
    </style:style>
    <style:style style:name="cf4" style:family="table-cell">
      <style:table-cell-properties fo:background-color="#FF8B8B"/>
    </style:style>
    <style:style style:name="cf5" style:family="table-cell">
      <style:table-cell-properties fo:background-color="#A9D08E"/>
    </style:style>
    <style:style style:name="cf6" style:family="table-cell">
      <style:table-cell-properties fo:background-color="#89F4FF"/>
    </style:style>
    <style:style style:name="cf7" style:family="table-cell">
      <style:table-cell-properties fo:background-color="#FF7DF3"/>
    </style:style>
    <style:style style:name="cf8" style:family="table-cell">
      <style:table-cell-properties fo:background-color="#357ED7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Lucas</meta:initial-creator>
    <dc:creator>Lucas</dc:creator>
    <meta:creation-date>2018-03-22T00:29:20Z</meta:creation-date>
    <dc:date>2018-03-22T02:32:29Z</dc:date>
  </office:meta>
</office:document-meta>
</file>